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97cm"/>
    </style:style>
    <style:style style:name="gr10" style:family="graphic" style:parent-style-name="standard">
      <style:graphic-properties draw:stroke="none" draw:fill="none" fo:min-height="0.789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2323dc"/>
    </style:style>
    <style:style style:name="P6" style:family="paragraph">
      <style:text-properties fo:color="#e00000"/>
    </style:style>
    <style:style style:name="P7" style:family="paragraph">
      <style:text-properties fo:color="#2300dc"/>
    </style:style>
    <style:style style:name="P8" style:family="paragraph">
      <style:text-properties fo:color="#000000"/>
    </style:style>
    <style:style style:name="P9" style:family="paragraph">
      <style:text-properties fo:color="#000000"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2300dc"/>
    </style:style>
    <style:style style:name="P11" style:family="paragraph">
      <style:text-properties fo:color="#4c1900"/>
    </style:style>
    <style:style style:name="P12" style:family="paragraph">
      <style:text-properties fo:color="#000000" fo:font-size="14pt" style:font-size-asian="14pt" style:font-size-complex="14pt"/>
    </style:style>
    <style:style style:name="P13" style:family="paragraph">
      <style:paragraph-properties fo:margin-left="0cm" fo:margin-right="0cm" fo:text-indent="0cm"/>
      <style:text-properties fo:color="#e00000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6" style:family="paragraph">
      <style:text-properties fo:color="#ff00ff"/>
    </style:style>
    <style:style style:name="P17" style:family="paragraph">
      <style:paragraph-properties fo:margin-left="0cm" fo:margin-right="0cm" fo:text-indent="0cm"/>
      <style:text-properties fo:color="#ff00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2323dc"/>
    </style:style>
    <style:style style:name="T3" style:family="text">
      <style:text-properties fo:color="#2300dc"/>
    </style:style>
    <style:style style:name="T4" style:family="text">
      <style:text-properties fo:color="#e00000"/>
    </style:style>
    <style:style style:name="T5" style:family="text">
      <style:text-properties fo:color="#000000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4.376cm" svg:height="4.399cm" svg:x="1cm" svg:y="32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376cm" svg:height="29.094cm" svg:x="1cm" svg:y="2.5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376cm" svg:height="5.872cm" svg:x="1cm" svg:y="26.59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56cm" svg:height="1.343cm" svg:x="7.413cm" svg:y="1.363cm">
          <draw:text-box>
            <text:p text:style-name="P2"><text:span text:style-name="T1">Child</text:span></text:p>
          </draw:text-box>
        </draw:frame>
        <draw:frame draw:style-name="gr5" draw:text-style-name="P4" draw:layer="layout" svg:width="3.139cm" svg:height="1.343cm" svg:x="18.728cm" svg:y="1.363cm">
          <draw:text-box>
            <text:p text:style-name="P2"><text:span text:style-name="T1">Parent</text:span></text:p>
          </draw:text-box>
        </draw:frame>
        <draw:frame draw:style-name="gr6" draw:layer="layout" svg:width="0.502cm" svg:height="1.187cm" svg:x="16.486cm" svg:y="25.55cm">
          <draw:text-box>
            <text:p/>
          </draw:text-box>
        </draw:frame>
        <draw:frame draw:style-name="gr7" draw:text-style-name="P2" draw:layer="layout" svg:width="0.241cm" svg:height="1.187cm" svg:x="14.983cm" svg:y="26.836cm">
          <draw:text-box>
            <text:p/>
          </draw:text-box>
        </draw:frame>
        <draw:frame draw:style-name="gr5" draw:text-style-name="P5" draw:layer="layout" svg:width="4.024cm" svg:height="1.038cm" svg:x="3.8cm" svg:y="4.987cm">
          <draw:text-box>
            <text:p text:style-name="P2"><text:span text:style-name="T2">MMD_C_Init</text:span></text:p>
          </draw:text-box>
        </draw:frame>
        <draw:frame draw:style-name="gr6" draw:layer="layout" svg:width="0.502cm" svg:height="1.187cm" svg:x="5.285cm" svg:y="4.927cm">
          <draw:text-box>
            <text:p/>
          </draw:text-box>
        </draw:frame>
        <draw:frame draw:style-name="gr5" draw:layer="layout" svg:width="3.99cm" svg:height="1.038cm" svg:x="15.065cm" svg:y="4.987cm">
          <draw:text-box>
            <text:p text:style-name="P2"><text:span text:style-name="T2">MMD_P</text:span><text:span text:style-name="T3">_Init</text:span></text:p>
          </draw:text-box>
        </draw:frame>
        <draw:frame draw:style-name="gr5" draw:text-style-name="P6" draw:layer="layout" svg:width="4.342cm" svg:height="1.038cm" svg:x="3.8cm" svg:y="5.79cm">
          <draw:text-box>
            <text:p text:style-name="P2"><text:span text:style-name="T4">MMDc_C_Init</text:span></text:p>
          </draw:text-box>
        </draw:frame>
        <draw:frame draw:style-name="gr5" draw:text-style-name="P6" draw:layer="layout" svg:width="4.486cm" svg:height="1.038cm" svg:x="16.067cm" svg:y="5.79cm">
          <draw:text-box>
            <text:p text:style-name="P2"><text:span text:style-name="T4">MMDc_P_Init </text:span></text:p>
          </draw:text-box>
        </draw:frame>
        <draw:frame draw:style-name="gr5" draw:text-style-name="P7" draw:layer="layout" svg:width="8.613cm" svg:height="1.038cm" svg:x="15.068cm" svg:y="4.065cm">
          <draw:text-box>
            <text:p text:style-name="P2"><text:span text:style-name="T3">MMD_P_ALLOCATE_CHILD</text:span></text:p>
          </draw:text-box>
        </draw:frame>
        <draw:frame draw:style-name="gr5" draw:text-style-name="P8" draw:layer="layout" svg:width="5.815cm" svg:height="1.038cm" svg:x="15.031cm" svg:y="14.619cm">
          <draw:text-box>
            <text:p text:style-name="P2"><text:span text:style-name="T5">MMD_testP_Setup</text:span></text:p>
          </draw:text-box>
        </draw:frame>
        <draw:frame draw:style-name="gr5" draw:text-style-name="P8" draw:layer="layout" svg:width="5.849cm" svg:height="1.038cm" svg:x="3.841cm" svg:y="11.069cm">
          <draw:text-box>
            <text:p text:style-name="P2"><text:span text:style-name="T5">MMD_testC_Setup</text:span></text:p>
          </draw:text-box>
        </draw:frame>
        <draw:frame draw:style-name="gr5" draw:text-style-name="P9" draw:layer="layout" svg:width="7.212cm" svg:height="1.038cm" svg:x="3.961cm" svg:y="18.446cm">
          <draw:text-box>
            <text:p text:style-name="P2"><text:span text:style-name="T6">MMD_testC_GetTestPtr</text:span></text:p>
          </draw:text-box>
        </draw:frame>
        <draw:frame draw:style-name="gr8" draw:text-style-name="P10" draw:layer="layout" svg:width="9.358cm" svg:height="1.038cm" svg:x="3.8cm" svg:y="8.319cm">
          <draw:text-box>
            <text:p text:style-name="P2"><text:span text:style-name="T3">MMD_C_Set_DataArray_Name</text:span></text:p>
          </draw:text-box>
        </draw:frame>
        <draw:frame draw:style-name="gr5" draw:text-style-name="P7" draw:layer="layout" svg:width="9.396cm" svg:height="1.038cm" svg:x="15.068cm" svg:y="8.319cm">
          <draw:text-box>
            <text:p text:style-name="P2"><text:span text:style-name="T3">MMD_P_Get_DataArray_Name</text:span></text:p>
          </draw:text-box>
        </draw:frame>
        <draw:frame draw:style-name="gr5" draw:text-style-name="P11" draw:layer="layout" svg:width="4.968cm" svg:height="1.038cm" svg:x="15.068cm" svg:y="15.398cm">
          <draw:text-box>
            <text:p text:style-name="P2"><text:span text:style-name="T5">MMD_testP_Fill</text:span></text:p>
          </draw:text-box>
        </draw:frame>
        <draw:frame draw:style-name="gr5" draw:text-style-name="P7" draw:layer="layout" svg:width="6.755cm" svg:height="1.038cm" svg:x="15.068cm" svg:y="16.179cm">
          <draw:text-box>
            <text:p text:style-name="P2"><text:span text:style-name="T3">MMD_P_Set_Indexlist</text:span></text:p>
          </draw:text-box>
        </draw:frame>
        <draw:frame draw:style-name="gr5" draw:text-style-name="P7" draw:layer="layout" svg:width="6.86cm" svg:height="1.038cm" svg:x="4cm" svg:y="16.179cm">
          <draw:text-box>
            <text:p text:style-name="P2"><text:span text:style-name="T3">MMD_C_Get_Indexlist</text:span></text:p>
          </draw:text-box>
        </draw:frame>
        <draw:frame draw:style-name="gr5" draw:text-style-name="P8" draw:layer="layout" svg:width="6.653cm" svg:height="1.038cm" svg:x="15.068cm" svg:y="16.963cm">
          <draw:text-box>
            <text:p text:style-name="P2"><text:span text:style-name="T5">MMD_testP_FinishFill</text:span></text:p>
          </draw:text-box>
        </draw:frame>
        <draw:frame draw:style-name="gr5" draw:text-style-name="P12" draw:layer="layout" svg:width="7.178cm" svg:height="1.038cm" svg:x="15.986cm" svg:y="21.001cm">
          <draw:text-box>
            <text:p text:style-name="P2"><text:span text:style-name="T6">MMD_testP_GetTestPtr</text:span></text:p>
          </draw:text-box>
        </draw:frame>
        <draw:frame draw:style-name="gr5" draw:text-style-name="P7" draw:layer="layout" svg:width="7.318cm" svg:height="1.038cm" svg:x="4.5cm" svg:y="20.247cm">
          <draw:text-box>
            <text:p text:style-name="P2"><text:span text:style-name="T3">MMD_C_Set_DataArray</text:span></text:p>
          </draw:text-box>
        </draw:frame>
        <draw:frame draw:style-name="gr9" draw:text-style-name="P10" draw:layer="layout" svg:width="7.542cm" svg:height="1.038cm" svg:x="16.222cm" svg:y="21.955cm">
          <draw:text-box>
            <text:p text:style-name="P2"><text:span text:style-name="T3">MMD_P_Set_DataArray</text:span></text:p>
          </draw:text-box>
        </draw:frame>
        <draw:frame draw:style-name="gr5" draw:text-style-name="P7" draw:layer="layout" svg:width="9.544cm" svg:height="1.038cm" svg:x="4cm" svg:y="24.669cm">
          <draw:text-box>
            <text:p text:style-name="P2"><text:span text:style-name="T3">MMD_C_SetInd_and_AllocMem</text:span></text:p>
          </draw:text-box>
        </draw:frame>
        <draw:frame draw:style-name="gr5" draw:text-style-name="P7" draw:layer="layout" svg:width="9.511cm" svg:height="1.038cm" svg:x="15.068cm" svg:y="24.669cm">
          <draw:text-box>
            <text:p text:style-name="P2"><text:span text:style-name="T3">MMD_P_SetInd_and_AllocMem</text:span></text:p>
          </draw:text-box>
        </draw:frame>
        <draw:frame draw:style-name="gr5" draw:text-style-name="P7" draw:layer="layout" svg:width="5.9cm" svg:height="1.038cm" svg:x="4cm" svg:y="27.057cm">
          <draw:text-box>
            <text:p text:style-name="P2"><text:span text:style-name="T3">MMD_C_GetBuffer</text:span></text:p>
          </draw:text-box>
        </draw:frame>
        <draw:frame draw:style-name="gr5" draw:text-style-name="P7" draw:layer="layout" svg:width="5.65cm" svg:height="1.038cm" svg:x="15.068cm" svg:y="26.961cm">
          <draw:text-box>
            <text:p text:style-name="P2"><text:span text:style-name="T3">MMD_P_FillBuffer</text:span></text:p>
          </draw:text-box>
        </draw:frame>
        <draw:frame draw:style-name="gr5" draw:text-style-name="P8" draw:layer="layout" svg:width="7.225cm" svg:height="1.038cm" svg:x="4cm" svg:y="28.449cm">
          <draw:text-box>
            <text:p text:style-name="P2"><text:span text:style-name="T5">(MMD_testC_Compare)</text:span></text:p>
          </draw:text-box>
        </draw:frame>
        <draw:frame draw:style-name="gr5" draw:layer="layout" svg:width="6.89cm" svg:height="1.825cm" svg:x="4cm" svg:y="33.173cm">
          <draw:text-box>
            <text:p text:style-name="P2"><text:span text:style-name="T5">MMD_testC_FreeMem</text:span></text:p>
            <text:p text:style-name="P2"><text:span text:style-name="T3">MMD_C_FreeMem</text:span></text:p>
          </draw:text-box>
        </draw:frame>
        <draw:frame draw:style-name="gr5" draw:layer="layout" svg:width="6.856cm" svg:height="1.825cm" svg:x="15.068cm" svg:y="33.173cm">
          <draw:text-box>
            <text:p text:style-name="P2"><text:span text:style-name="T5">MMD_testP_FreeMem</text:span></text:p>
            <text:p text:style-name="P2"><text:span text:style-name="T3">MMD_P_FreeMem</text:span></text:p>
          </draw:text-box>
        </draw:frame>
        <draw:frame draw:style-name="gr5" draw:text-style-name="P6" draw:layer="layout" svg:width="8.49cm" svg:height="1.038cm" svg:x="5.055cm" svg:y="25.471cm">
          <draw:text-box>
            <text:p text:style-name="P2"><text:span text:style-name="T4">MMDc_C_SetInd_and_Mem</text:span></text:p>
          </draw:text-box>
        </draw:frame>
        <draw:frame draw:style-name="gr5" draw:text-style-name="P6" draw:layer="layout" svg:width="6.217cm" svg:height="1.038cm" svg:x="4.842cm" svg:y="27.801cm">
          <draw:text-box>
            <text:p text:style-name="P2"><text:span text:style-name="T4">MMDc_C_GetBuffer</text:span></text:p>
          </draw:text-box>
        </draw:frame>
        <draw:frame draw:style-name="gr10" draw:text-style-name="P13" draw:layer="layout" svg:width="6.621cm" svg:height="1.825cm" svg:x="16.067cm" svg:y="27.801cm">
          <draw:text-box>
            <text:p text:style-name="P2"><text:span text:style-name="T4">MMDc_P_FillBuffer</text:span></text:p>
            <text:p text:style-name="P2"><text:span text:style-name="T4">MMDc_P_BufferFull</text:span></text:p>
          </draw:text-box>
        </draw:frame>
        <draw:frame draw:style-name="gr5" draw:text-style-name="P6" draw:layer="layout" svg:width="8.456cm" svg:height="1.038cm" svg:x="16.122cm" svg:y="25.471cm">
          <draw:text-box>
            <text:p text:style-name="P2"><text:span text:style-name="T4">MMDc_P_SetInd_and_Mem</text:span></text:p>
          </draw:text-box>
        </draw:frame>
        <draw:frame draw:style-name="gr5" draw:text-style-name="P2" draw:layer="layout" svg:width="7.022cm" svg:height="1.301cm" draw:transform="rotate (1.5707963267949) translate (1.686cm 19.687cm)">
          <draw:text-box>
            <text:p text:style-name="P2"><text:span text:style-name="T7">Initialising Phase</text:span> </text:p>
          </draw:text-box>
        </draw:frame>
        <draw:frame draw:style-name="gr5" draw:text-style-name="P14" draw:layer="layout" svg:width="4.498cm" svg:height="1.301cm" draw:transform="rotate (1.5707963267949) translate (1.743cm 31.501cm)">
          <draw:text-box>
            <text:p text:style-name="P2"><text:span text:style-name="T7">Time Loop</text:span></text:p>
          </draw:text-box>
        </draw:frame>
        <draw:custom-shape draw:style-name="gr11" draw:text-style-name="P1" draw:layer="layout" svg:width="2.66cm" svg:height="34.113cm" svg:x="1cm" svg:y="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244cm" svg:height="34.038cm" svg:x="14.231cm" svg:y="2.7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463cm" svg:height="34.113cm" svg:x="3.728cm" svg:y="2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draw:layer="layout" svg:width="9.646cm" svg:height="1.038cm" svg:x="9.295cm" svg:y="2.983cm">
          <draw:text-box>
            <text:p text:style-name="P2"><text:span text:style-name="T3">MMD_get_model_communicator</text:span></text:p>
          </draw:text-box>
        </draw:frame>
        <draw:frame draw:style-name="gr13" draw:text-style-name="P10" draw:layer="layout" svg:width="9.388cm" svg:height="1.038cm" svg:x="9.101cm" svg:y="35.383cm">
          <draw:text-box>
            <text:p text:style-name="P2"><text:span text:style-name="T3">MMD_FreeMem_communicator</text:span></text:p>
          </draw:text-box>
        </draw:frame>
        <draw:frame draw:style-name="gr9" draw:text-style-name="P10" draw:layer="layout" svg:width="7.284cm" svg:height="1.038cm" svg:x="15.068cm" svg:y="19.347cm">
          <draw:text-box>
            <text:p text:style-name="P2"><text:span text:style-name="T3">MMD_P_GetNextArray</text:span></text:p>
          </draw:text-box>
        </draw:frame>
        <draw:frame draw:style-name="gr9" draw:text-style-name="P10" draw:layer="layout" svg:width="7.284cm" svg:height="1.038cm" svg:x="15.768cm" svg:y="20.147cm">
          <draw:text-box>
            <text:p text:style-name="P2"><text:span text:style-name="T3">MMD_P_Send_Repr</text:span></text:p>
          </draw:text-box>
        </draw:frame>
        <draw:frame draw:style-name="gr9" draw:text-style-name="P10" draw:layer="layout" svg:width="7.284cm" svg:height="1.038cm" svg:x="3.961cm" svg:y="19.347cm">
          <draw:text-box>
            <text:p text:style-name="P2"><text:span text:style-name="T3">MMD_C_GetNextArray</text:span></text:p>
          </draw:text-box>
        </draw:frame>
        <draw:frame draw:style-name="gr5" draw:text-style-name="P15" draw:layer="layout" svg:width="4.232cm" svg:height="1.132cm" draw:transform="rotate (1.5707963267949) translate (1.744cm 36.731cm)">
          <draw:text-box>
            <text:p text:style-name="P2"><text:span text:style-name="T8">Final Phase</text:span></text:p>
          </draw:text-box>
        </draw:frame>
        <draw:frame draw:style-name="gr9" draw:text-style-name="P10" draw:layer="layout" svg:width="7.284cm" svg:height="1.038cm" svg:x="3.961cm" svg:y="17.497cm">
          <draw:text-box>
            <text:p text:style-name="P2"><text:span text:style-name="T3">MMD_C_Get_Repr</text:span></text:p>
          </draw:text-box>
        </draw:frame>
        <draw:frame draw:style-name="gr8" draw:text-style-name="P10" draw:layer="layout" svg:width="9.781cm" svg:height="1.038cm" svg:x="3.8cm" svg:y="9.078cm">
          <draw:text-box>
            <text:p text:style-name="P2"><text:span text:style-name="T3">MMD_C_Set_DataArray_EndList</text:span></text:p>
          </draw:text-box>
        </draw:frame>
        <draw:frame draw:style-name="gr5" draw:text-style-name="P16" draw:layer="layout" svg:width="9.43cm" svg:height="1.038cm" svg:x="3.8cm" svg:y="6.806cm">
          <draw:text-box>
            <text:p text:style-name="P2"><text:span text:style-name="T9">MMD_C_Get_DataArray_Name</text:span></text:p>
          </draw:text-box>
        </draw:frame>
        <draw:frame draw:style-name="gr5" draw:text-style-name="P16" draw:layer="layout" svg:width="9.324cm" svg:height="1.038cm" svg:x="15.069cm" svg:y="6.795cm">
          <draw:text-box>
            <text:p text:style-name="P2"><text:span text:style-name="T9">MMD_P_Set_DataArray_Name</text:span></text:p>
          </draw:text-box>
        </draw:frame>
        <draw:frame draw:style-name="gr5" draw:text-style-name="P16" draw:layer="layout" svg:width="9.748cm" svg:height="1.038cm" svg:x="15.07cm" svg:y="7.495cm">
          <draw:text-box>
            <text:p text:style-name="P2"><text:span text:style-name="T9">MMD_P_Set_DataArray_EndList</text:span></text:p>
          </draw:text-box>
        </draw:frame>
        <draw:frame draw:style-name="gr8" draw:text-style-name="P17" draw:layer="layout" svg:width="8.842cm" svg:height="1.038cm" svg:x="3.8cm" svg:y="10.125cm">
          <draw:text-box>
            <text:p text:style-name="P2"><text:span text:style-name="T9">MMD_C_GetNextParentArray</text:span></text:p>
          </draw:text-box>
        </draw:frame>
        <draw:frame draw:style-name="gr5" draw:text-style-name="P16" draw:layer="layout" svg:width="8.888cm" svg:height="1.038cm" svg:x="15.069cm" svg:y="11.967cm">
          <draw:text-box>
            <text:p text:style-name="P2"><text:span text:style-name="T9">MMD_P_Get_ParentIndexList</text:span></text:p>
          </draw:text-box>
        </draw:frame>
        <draw:frame draw:style-name="gr5" draw:text-style-name="P16" draw:layer="layout" svg:width="8.638cm" svg:height="1.038cm" svg:x="3.952cm" svg:y="11.967cm">
          <draw:text-box>
            <text:p text:style-name="P2"><text:span text:style-name="T9">MMD_C_Set_ParentIndexlist</text:span></text:p>
          </draw:text-box>
        </draw:frame>
        <draw:frame draw:style-name="gr8" draw:text-style-name="P17" draw:layer="layout" svg:width="8.842cm" svg:height="1.038cm" svg:x="3.8cm" svg:y="13.025cm">
          <draw:text-box>
            <text:p text:style-name="P2"><text:span text:style-name="T9">MMD_C_GetNextParentArray</text:span></text:p>
          </draw:text-box>
        </draw:frame>
        <draw:frame draw:style-name="gr5" draw:text-style-name="P16" draw:layer="layout" svg:width="8.291cm" svg:height="1.038cm" svg:x="3.952cm" svg:y="14.067cm">
          <draw:text-box>
            <text:p text:style-name="P2"><text:span text:style-name="T9">MMD_C_Set_ParDataArray</text:span></text:p>
          </draw:text-box>
        </draw:frame>
        <draw:frame draw:style-name="gr9" draw:text-style-name="P17" draw:layer="layout" svg:width="8.889cm" svg:height="1.038cm" svg:x="15.068cm" svg:y="23.047cm">
          <draw:text-box>
            <text:p text:style-name="P2"><text:span text:style-name="T9">MMD_P_GetParentNextArray</text:span></text:p>
          </draw:text-box>
        </draw:frame>
        <draw:frame draw:style-name="gr9" draw:text-style-name="P17" draw:layer="layout" svg:width="9.754cm" svg:height="1.038cm" svg:x="15.069cm" svg:y="23.947cm">
          <draw:text-box>
            <text:p text:style-name="P2"><text:span text:style-name="T9">MMD_P_Set_ParentDataArray</text:span></text:p>
          </draw:text-box>
        </draw:frame>
        <draw:frame draw:style-name="gr7" draw:text-style-name="P2" draw:layer="layout" svg:width="0.241cm" svg:height="1.187cm" svg:x="14.984cm" svg:y="29.636cm">
          <draw:text-box>
            <text:p/>
          </draw:text-box>
        </draw:frame>
        <draw:frame draw:style-name="gr5" draw:text-style-name="P7" draw:layer="layout" svg:width="5.866cm" svg:height="1.038cm" svg:x="15.069cm" svg:y="29.857cm">
          <draw:text-box>
            <text:p text:style-name="P2"><text:span text:style-name="T3">MMD_P_GetBuffer</text:span></text:p>
          </draw:text-box>
        </draw:frame>
        <draw:frame draw:style-name="gr10" draw:text-style-name="P13" draw:layer="layout" svg:width="6.83cm" svg:height="1.039cm" svg:x="16.068cm" svg:y="30.553cm">
          <draw:text-box>
            <text:p text:style-name="P2"><text:span text:style-name="T4">MMDc_P_GetBuffer</text:span></text:p>
          </draw:text-box>
        </draw:frame>
        <draw:frame draw:style-name="gr5" draw:text-style-name="P7" draw:layer="layout" svg:width="5.684cm" svg:height="1.038cm" svg:x="4.001cm" svg:y="29.757cm">
          <draw:text-box>
            <text:p text:style-name="P2"><text:span text:style-name="T3">MMD_C_FillBuffer</text:span></text:p>
          </draw:text-box>
        </draw:frame>
        <draw:frame draw:style-name="gr5" draw:text-style-name="P6" draw:layer="layout" svg:width="6.001cm" svg:height="1.038cm" svg:x="4.843cm" svg:y="30.501cm">
          <draw:text-box>
            <text:p text:style-name="P2"><text:span text:style-name="T4">MMDc_C_FillBuffer</text:span></text:p>
          </draw:text-box>
        </draw:frame>
        <draw:custom-shape draw:style-name="gr14" draw:text-style-name="P1" draw:layer="layout" svg:width="24.5cm" svg:height="35.846cm" svg:x="1cm" svg:y="1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xx" style:country-asian="none" style:font-family-complex="'DejaVu Sans Condensed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6.5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10-02-09T11:53:37</meta:creation-date>
    <dc:date>2016-07-03T17:29:23</dc:date>
    <meta:editing-cycles>39</meta:editing-cycles>
    <meta:editing-duration>PT4H10M13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